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8007616410EDE9497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0.75cm" fo:min-width="20.499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0.092cm" fo:min-width="20.35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212cm" fo:min-width="20.352cm" fo:padding-top="0.204cm" fo:padding-bottom="0.204cm" fo:padding-left="0.329cm" fo:padding-right="0.329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.1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entury Schoolbook L" fo:font-size="28pt"/>
    </style:style>
    <style:style style:name="P5" style:family="paragraph">
      <loext:graphic-properties draw:fill="none" draw:fill-color="#ffffff"/>
      <style:text-properties fo:color="#ffffff" style:font-name="Century Schoolbook L" fo:font-size="28pt"/>
    </style:style>
    <style:style style:name="P6" style:family="paragraph">
      <loext:graphic-properties draw:fill-color="#ffffff"/>
    </style:style>
    <style:style style:name="P7" style:family="paragraph">
      <style:text-properties style:font-name="Century Schoolbook L" fo:font-size="20pt"/>
    </style:style>
    <style:style style:name="P8" style:family="paragraph">
      <loext:graphic-properties draw:fill="none" draw:fill-color="#ffffff"/>
      <style:text-properties fo:color="#ffffff" style:font-name="Century Schoolbook L"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20.999cm" svg:height="20.999cm" svg:x="3.54cm" svg:y="0.04cm">
          <draw:image xlink:href="Pictures/1000000000000800000008007616410EDE949739.jpg" xlink:type="simple" xlink:show="embed" xlink:actuate="onLoad">
            <text:p/>
          </draw:image>
        </draw:frame>
        <draw:custom-shape draw:style-name="gr2" draw:text-style-name="P2" draw:layer="layout" svg:width="20.999cm" svg:height="21cm" svg:x="3.44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01cm" svg:height="10.5cm" svg:x="3.44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56cm" svg:height="1.53cm" svg:x="18.2cm" svg:y="4.67cm">
          <draw:text-box>
            <text:p text:style-name="P4"><text:span text:style-name="T1">Processo 1</text:span></text:p>
          </draw:text-box>
        </draw:frame>
        <draw:frame draw:style-name="gr4" draw:text-style-name="P5" draw:layer="layout" svg:width="5.256cm" svg:height="1.53cm" svg:x="18.2cm" svg:y="14.37cm">
          <draw:text-box>
            <text:p text:style-name="P4"><text:span text:style-name="T1">Processo 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0.999cm" svg:height="20.999cm" svg:x="3.54cm" svg:y="0.04cm">
          <draw:image xlink:href="Pictures/1000000000000800000008007616410EDE949739.jpg" xlink:type="simple" xlink:show="embed" xlink:actuate="onLoad">
            <text:p/>
          </draw:image>
        </draw:frame>
        <draw:custom-shape draw:style-name="gr3" draw:text-style-name="P3" draw:layer="layout" svg:width="21.01cm" svg:height="10.5cm" svg:x="3.44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56cm" svg:height="1.53cm" svg:x="3.544cm" svg:y="0.27cm">
          <draw:text-box>
            <text:p text:style-name="P4"><text:span text:style-name="T1">Processo 1</text:span></text:p>
          </draw:text-box>
        </draw:frame>
        <draw:frame draw:style-name="gr4" draw:text-style-name="P5" draw:layer="layout" svg:width="5.256cm" svg:height="1.53cm" svg:x="18.2cm" svg:y="14.37cm">
          <draw:text-box>
            <text:p text:style-name="P4"><text:span text:style-name="T1">Proc</text:span><text:span text:style-name="T1">esso </text:span><text:span text:style-name="T1">2</text:span></text:p>
          </draw:text-box>
        </draw:frame>
        <draw:custom-shape draw:style-name="gr6" draw:text-style-name="P3" draw:layer="layout" svg:width="21.01cm" svg:height="2.62cm" svg:x="3.44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.01cm" svg:height="2.62cm" svg:x="3.44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3.461cm" svg:height="1.166cm" svg:x="20.139cm" svg:y="0.8cm">
          <draw:text-box>
            <text:p text:style-name="P7"><text:span text:style-name="T1">Thread </text:span><text:span text:style-name="T1">1</text:span></text:p>
          </draw:text-box>
        </draw:frame>
        <draw:frame draw:style-name="gr4" draw:text-style-name="P8" draw:layer="layout" svg:width="3.461cm" svg:height="1.166cm" svg:x="20.14cm" svg:y="3.5cm">
          <draw:text-box>
            <text:p text:style-name="P7"><text:span text:style-name="T1">Thread 2</text:span></text:p>
          </draw:text-box>
        </draw:frame>
        <draw:frame draw:style-name="gr4" draw:text-style-name="P8" draw:layer="layout" svg:width="3.461cm" svg:height="1.166cm" svg:x="20.139cm" svg:y="5.934cm">
          <draw:text-box>
            <text:p text:style-name="P7"><text:span text:style-name="T1">Thread 3</text:span></text:p>
          </draw:text-box>
        </draw:frame>
        <draw:custom-shape draw:style-name="gr6" draw:text-style-name="P3" draw:layer="layout" svg:width="21.01cm" svg:height="2.62cm" svg:x="3.44cm" svg:y="7.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3.461cm" svg:height="1.166cm" svg:x="20.14cm" svg:y="8.334cm">
          <draw:text-box>
            <text:p text:style-name="P7"><text:span text:style-name="T1">Thread 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0:11:39.611936251</meta:creation-date>
    <dc:date>2017-07-10T08:11:36.961646287</dc:date>
    <meta:editing-duration>PT11H39M16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